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73cf" officeooo:paragraph-rsid="001473cf"/>
    </style:style>
    <style:style style:name="P2" style:family="paragraph" style:parent-style-name="Standard" style:list-style-name="L1">
      <style:text-properties officeooo:rsid="001473cf" officeooo:paragraph-rsid="001473cf"/>
    </style:style>
    <style:style style:name="P3" style:family="paragraph" style:parent-style-name="Standard" style:list-style-name="L2">
      <style:text-properties officeooo:rsid="001473cf" officeooo:paragraph-rsid="001473cf"/>
    </style:style>
    <style:style style:name="P4" style:family="paragraph" style:parent-style-name="Standard" style:list-style-name="L1">
      <style:text-properties officeooo:paragraph-rsid="001473cf"/>
    </style:style>
    <style:style style:name="P5" style:family="paragraph" style:parent-style-name="Standard">
      <style:text-properties officeooo:rsid="0015371a" officeooo:paragraph-rsid="0015371a"/>
    </style:style>
    <style:style style:name="P6" style:family="paragraph" style:parent-style-name="Standard">
      <style:text-properties officeooo:rsid="0015371a" officeooo:paragraph-rsid="0015bab5"/>
    </style:style>
    <style:style style:name="P7" style:family="paragraph" style:parent-style-name="Standard">
      <style:text-properties officeooo:rsid="0015371a" officeooo:paragraph-rsid="001723b7"/>
    </style:style>
    <style:style style:name="P8" style:family="paragraph" style:parent-style-name="Standard">
      <style:text-properties officeooo:rsid="0015bab5" officeooo:paragraph-rsid="0015bab5"/>
    </style:style>
    <style:style style:name="P9" style:family="paragraph" style:parent-style-name="Standard">
      <style:text-properties officeooo:rsid="0015bab5" officeooo:paragraph-rsid="0018d014"/>
    </style:style>
    <style:style style:name="P10" style:family="paragraph" style:parent-style-name="Standard">
      <style:text-properties officeooo:rsid="0015e08f" officeooo:paragraph-rsid="0015e08f"/>
    </style:style>
    <style:style style:name="P11" style:family="paragraph" style:parent-style-name="Standard">
      <style:text-properties fo:font-weight="bold" officeooo:rsid="0015371a" officeooo:paragraph-rsid="001723b7" style:font-weight-asian="bold" style:font-weight-complex="bold"/>
    </style:style>
    <style:style style:name="P12" style:family="paragraph" style:parent-style-name="Standard">
      <style:text-properties officeooo:rsid="001723b7" officeooo:paragraph-rsid="001723b7"/>
    </style:style>
    <style:style style:name="P13" style:family="paragraph" style:parent-style-name="Standard">
      <style:text-properties officeooo:rsid="001723b7" officeooo:paragraph-rsid="001738f5"/>
    </style:style>
    <style:style style:name="P14" style:family="paragraph" style:parent-style-name="Standard">
      <style:text-properties officeooo:rsid="0018d014" officeooo:paragraph-rsid="0018d014"/>
    </style:style>
    <style:style style:name="T1" style:family="text">
      <style:text-properties officeooo:rsid="001473cf"/>
    </style:style>
    <style:style style:name="T2" style:family="text">
      <style:text-properties officeooo:rsid="0015371a"/>
    </style:style>
    <style:style style:name="T3" style:family="text">
      <style:text-properties officeooo:rsid="0015bab5"/>
    </style:style>
    <style:style style:name="T4" style:family="text">
      <style:text-properties officeooo:rsid="0015e08f"/>
    </style:style>
    <style:style style:name="T5" style:family="text">
      <style:text-properties officeooo:rsid="001723b7"/>
    </style:style>
    <style:style style:name="T6" style:family="text">
      <style:text-properties officeooo:rsid="001738f5"/>
    </style:style>
    <style:style style:name="T7" style:family="text">
      <style:text-properties officeooo:rsid="0018d014"/>
    </style:style>
    <style:style style:name="T8" style:family="text">
      <style:text-properties officeooo:rsid="0019653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23b7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1)</text:span><text:span text:style-name="T9">Resposta:</text:span></text:p>
      <text:p text:style-name="P6"><text:line-break/><text:span text:style-name="T3">para criar o nosso algorítimo de r</text:span><text:span text:style-name="T1">ecomendação de produtos </text:span>Primeiro vamos fazer uma analise exploratória dos dados na matriz de correlação, levando em consideração uma tabela com variáveis e seus atributos! Vamos selecionar amostras de variáveis independentes com maior correlação com a variável alvo(boa recomendação de produtos), logo reduzindo a dimensionalidade e deixando mais fácil monitorar e tratar possíveis outliers e para lidar com isso deixaremos o sistema mais robusto com pré-processamento dos dados, onde podemos utilizar técnicas como box plot modificado, para identificar e tratar as outliers, normalização min-max para <text:span text:style-name="T3">os valores sensíveis a escala lidando com ruidos, deixando-os padronizados, melhorando o desempenho do modelo. </text:span></text:p>
      <text:p text:style-name="P6"/>
      <text:p text:style-name="P9">Depois de todo esse processo <text:span text:style-name="T7">para</text:span> treinar/<text:span text:style-name="T7">validar</text:span> o nosso modelo <text:span text:style-name="T7">iremos dividir</text:span> dos dados utilizando one-hot, dividindo de 70-80% em teste e 20-30% treinamento <text:s/><text:span text:style-name="T7">e analisar a acurácia do modelo, para evitar sobreajustes</text:span>. Como estamos lidando com um problema de recomendação o algoritmo ira se comportar da seguinte forma, iremos utilizar a técnica de encestamento <text:s/>para dividir os clientes em subgrupos que mais tem correlação entre si, levando em consideração a variável idade <text:span text:style-name="T4">já tratada(rudios),</text:span> que <text:span text:style-name="T4">tem relevância nas previsões, o sistema ira identificar e classificar as possíveis classes de cada cliente e com essas informações/características em comum dos clientes de cada classe usar logicas e técnicas matemáticas como probabilidade, moda, entre outras, para tentar prevê e recomendar de forma mais assertiva possível produtos que interessam cada cliente.</text:span></text:p>
      <text:p text:style-name="P8"/>
      <text:p text:style-name="P10">E para lidar com mudanças de comportamento de compras e tendencia de mercado e sempre interessante alimentar o banco de dados com novos dados e assim sempre atualizar as correlações e preferencias.</text:p>
      <text:p text:style-name="P10"/>
      <text:p text:style-name="P7"><text:span text:style-name="T10"/></text:p>
      <text:p text:style-name="P7"><text:span text:style-name="T10">2)</text:span></text:p>
      <text:p text:style-name="P11"/>
      <text:p text:style-name="P11"><text:span text:style-name="T5">a)</text:span>Resposta:</text:p>
      <text:p text:style-name="P10"/>
      <text:p text:style-name="P13">Vamos levar em consideração que a variável alvo do nosso modelo é “Produto Comprado”, <text:span text:style-name="T6">podemos aplicar como pré-processamento uma transformação dos valores/atributos da variável alvo para ordinal, </text:span><text:span text:style-name="T7">EX: 1 = geladeira</text:span><text:span text:style-name="T6">! Vamos fazer</text:span><text:span text:style-name="T2"> uma analise exploratória dos dados na matriz de correlação, levando em consideração a tabela com </text:span><text:span text:style-name="T6">as características de cada usuário! Por encestamento iremos</text:span><text:span text:style-name="T3"> dividir os </text:span><text:span text:style-name="T6">usuários</text:span><text:span text:style-name="T3"> em subgrupos que mais tem correlação entre si, levando em consideração </text:span><text:span text:style-name="T6">as características 1 até N! </text:span></text:p>
      <text:p text:style-name="P13"/>
      <text:p text:style-name="P13"><text:span text:style-name="T6">Com as informações relevantes e subconjuntos de usuários que formam classes correlacionadas, com uso do K-NN, onde o K é o numero de vizinhos mais próximos, </text:span><text:span text:style-name="T7">iremos visualizar a posição de cada subconjunto/classe de usuários e por distancia descobrir qual produto supostamente será comprado por determinada classe de usuários, levando em consideração as características desse subgrupo. </text:span></text:p>
      <text:p text:style-name="P13"/>
      <text:p text:style-name="P14">Para <text:span text:style-name="T3">treinar/</text:span>validar<text:span text:style-name="T3"> o nosso modelo </text:span>iremos dividir<text:span text:style-name="T3"> dos dados utilizando one-hot, dividindo de 70-80% em teste e 20-30% treinamento </text:span>e analisar a acurácia do modelo, para evitar sobreajustes.</text:p>
      <text:p text:style-name="P12"/>
      <text:p text:style-name="P12"/>
      <text:p text:style-name="P12"><text:span text:style-name="T7">O nosso modelo irá </text:span>criar uma classe <text:span text:style-name="T6">abstrata</text:span> que vai retornar um método, <text:span text:style-name="T7">que vai pedir como parâmetros as características dos usuários, retornando a qual classe/subconjunto ele pertence! </text:span><text:span text:style-name="T8">Logo com essa informação que sera usada como outro parâmetro de previsão de comprar na plataforma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09:09.151883225</meta:creation-date>
    <dc:date>2024-12-13T14:53:11.176998259</dc:date>
    <meta:editing-duration>PT3M11S</meta:editing-duration>
    <meta:editing-cycles>1</meta:editing-cycles>
    <meta:document-statistic meta:table-count="0" meta:image-count="0" meta:object-count="0" meta:page-count="1" meta:paragraph-count="10" meta:word-count="472" meta:character-count="3193" meta:non-whitespace-character-count="2725"/>
    <meta:generator>LibreOffice/7.3.7.2$Linux_X86_64 LibreOffice_project/30$Build-2</meta:generator>
  </office:meta>
</office:document-meta>
</file>